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c98e5" style:font-weight-asian="bold" style:font-weight-complex="bold"/>
    </style:style>
    <style:style style:name="P2" style:family="paragraph" style:parent-style-name="Standard" style:list-style-name="L1">
      <style:text-properties officeooo:paragraph-rsid="001c98e5"/>
    </style:style>
    <style:style style:name="T1" style:family="text">
      <style:text-properties officeooo:rsid="001d450c"/>
    </style:style>
    <style:style style:name="T2" style:family="text">
      <style:text-properties style:text-position="super 58%" officeooo:rsid="001d45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 Counting</text:p>
      <text:list xml:id="list2983802911" text:style-name="L1">
        <text:list-item>
          <text:p text:style-name="P2">Collect object as soon as there are no pointers to it rather than wait until the memory is full.</text:p>
        </text:list-item>
        <text:list-item>
          <text:p text:style-name="P2">A reference count is stored in each point. Each assignment manipulates this reference count.</text:p>
          <text:list>
            <text:list-item>
              <text:p text:style-name="P2">A new object has an initial reference count of one.</text:p>
            </text:list-item>
            <text:list-item>
              <text:p text:style-name="P2">Let rc(x) be the reference count of object x.</text:p>
            </text:list-item>
            <text:list-item>
              <text:p text:style-name="P2">Assume x and y point to objects o and p</text:p>
            </text:list-item>
            <text:list-item>
              <text:p text:style-name="P2">Every assignment x ← y becomes</text:p>
              <text:p text:style-name="P2">rc(p)++</text:p>
              <text:p text:style-name="P2">rc(o)--</text:p>
              <text:p text:style-name="P2">if (rc(o) == 0) free o</text:p>
              <text:p text:style-name="P2">x ← y</text:p>
            </text:list-item>
          </text:list>
        </text:list-item>
        <text:list-item>
          <text:p text:style-name="P2">Advantages</text:p>
          <text:list>
            <text:list-item>
              <text:p text:style-name="P2">Easy to implement</text:p>
            </text:list-item>
            <text:list-item>
              <text:p text:style-name="P2">Collects garbage incrementally instead of causing large pauses</text:p>
            </text:list-item>
          </text:list>
        </text:list-item>
        <text:list-item>
          <text:p text:style-name="P2">Disadvantages</text:p>
          <text:list>
            <text:list-item>
              <text:p text:style-name="P2">Manipulating the reference count at each assignment is very slow</text:p>
            </text:list-item>
            <text:list-item>
              <text:p text:style-name="P2">Cannot collect circular structures.</text:p>
              <text:p text:style-name="P2">Consider <text:span text:style-name="T1">a pointer pointing to a circular linked list of length 2. The reference count of the first object is 2(One from x and the other from the 2</text:span><text:span text:style-name="T2">nd</text:span><text:span text:style-name="T1"> object) and that of the 2</text:span><text:span text:style-name="T2">nd</text:span><text:span text:style-name="T1"> object is one(From the 1</text:span><text:span text:style-name="T2">st</text:span><text:span text:style-name="T1"> object). Now an assignment to x will clearly leave the circular list unreachable. But the circular structure is not collected as the reference count of both its objects(ewspecially the first) is on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3-02-08T08:11:37</meta:creation-date>
    <dc:date>2013-02-08T09:23:11</dc:date>
    <dc:creator>Kempa </dc:creator>
    <meta:editing-duration>P0D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18" meta:word-count="197" meta:character-count="1034" meta:non-whitespace-character-count="872"/>
  </office:meta>
</office:document-meta>
</file>